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fo:language="es" fo:country="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089865" text:style-name="L1">
        <text:list-item>
          <text:p text:style-name="P1">Primero se define el tipo de representación, para éste caso se utiliza una representación eoReal&lt;FitT&gt; el cual solo define que se utilizaran valores reales en el cromosoma, además es una sub-clase de eoVector&lt;FitT, double&gt;. El parámetro llamado FitT define el tipo de template que se utilizara (pude ser double “maximizar” o eoMinimizingFitness “minimizar”) como para nuestro problema se busca minimizar el error se utilizara el template eoMinimizingFitness. Este es el archivo Individuo.h el cual se utiliza para inicializar el individuo.</text:p>
        </text:list-item>
        <text:list-item>
          <text:p text:style-name="P1">Luego se inicializa la representación, se utiliza el eoInitFixedLength&lt;EOT&gt; el cual es una sub-clase de eoInit, éste tiene por objetivo fijar el largo del vector. Para el parámetro EOT se utiliza el objeto generado en la inicialización de la representación, para éste caso es Individu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N </meta:initial-creator>
    <meta:creation-date>2014-09-24T14:17:48</meta:creation-date>
    <dc:date>2014-09-24T14:39:47</dc:date>
    <dc:creator>JoseN </dc:creator>
    <meta:editing-duration>PT6M48S</meta:editing-duration>
    <meta:editing-cycles>1</meta:editing-cycles>
    <meta:document-statistic meta:table-count="0" meta:image-count="0" meta:object-count="0" meta:page-count="1" meta:paragraph-count="2" meta:word-count="127" meta:character-count="4" meta:non-whitespace-character-count="706"/>
    <meta:generator>LibreOffice/3.5$Linux_X86_64 LibreOffice_project/350m1$Build-2</meta:generator>
  </office:meta>
</office:document-meta>
</file>